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style:text-properties fo:font-weight="normal"/>
    </style:style>
    <style:style style:name="P2" style:family="paragraph" style:parent-style-name="Text_20_body">
      <style:paragraph-properties fo:line-height="100%"/>
    </style:style>
    <style:style style:name="P3" style:family="paragraph" style:parent-style-name="Text_20_body">
      <style:paragraph-properties fo:margin-top="0in" fo:margin-bottom="0in"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ea427" officeooo:paragraph-rsid="001ea427" style:text-blinking="false" fo:background-color="transparent"/>
    </style:style>
    <style:style style:name="P4"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1e1dd" style:text-blinking="false" fo:background-color="transparent"/>
    </style:style>
    <style:style style:name="P7"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47106" style:text-blinking="false" fo:background-color="transparent"/>
    </style:style>
    <style:style style:name="P8" style:family="paragraph" style:parent-style-name="Text_20_body">
      <style:paragraph-properties fo:margin-top="0in" fo:margin-bottom="0in" loext:contextual-spacing="false" fo:line-height="100%" style:writing-mode="lr-tb"/>
      <style:text-properties fo:font-variant="normal" fo:text-transform="none" fo:color="#000000" style:font-name="Times New Roman" fo:font-size="12pt" fo:font-style="normal" style:text-underline-style="solid" style:text-underline-width="auto" style:text-underline-color="font-color" fo:font-weight="normal" fo:background-color="transparent"/>
    </style:style>
    <style:style style:name="P9" style:family="paragraph" style:parent-style-name="Text_20_body">
      <style:paragraph-properties fo:margin-top="0in" fo:margin-bottom="0in" loext:contextual-spacing="false" fo:line-height="100%" style:writing-mode="lr-tb"/>
      <style:text-properties fo:font-weight="normal"/>
    </style:style>
    <style:style style:name="P10" style:family="paragraph" style:parent-style-name="Text_20_body">
      <style:paragraph-properties fo:margin-left="0in" fo:margin-right="0in" fo:margin-top="0in" fo:margin-bottom="0in" loext:contextual-spacing="false" fo:line-height="100%" fo:text-indent="-0.5in" style:auto-text-indent="false"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officeooo:rsid="001ea427"/>
    </style:style>
    <style:style style:name="T5" style:family="text">
      <style:text-properties officeooo:rsid="001eace2"/>
    </style:style>
    <style:style style:name="T6" style:family="text">
      <style:text-properties officeooo:rsid="002080ba"/>
    </style:style>
    <style:style style:name="T7" style:family="text">
      <style:text-properties officeooo:rsid="002116a2"/>
    </style:style>
    <style:style style:name="T8" style:family="text">
      <style:text-properties officeooo:rsid="001c6828"/>
    </style:style>
    <style:style style:name="T9" style:family="text">
      <style:text-properties officeooo:rsid="00230e55"/>
    </style:style>
    <style:style style:name="T10" style:family="text">
      <style:text-properties officeooo:rsid="00247106"/>
    </style:style>
    <style:style style:name="T11" style:family="text">
      <style:text-properties officeooo:rsid="00257a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ustin Rigby</text:p>
      <text:p text:style-name="P3">03/02/2018</text:p>
      <text:p text:style-name="P5"><text:bookmark text:name="docs-internal-guid-cb14566c-205b-a74a-eb0f-ae695092d488"/>Variance in measured traits leads to more resolute findings using the Jensen Inequality</text:p>
      <text:p text:style-name="P2"/>
      <text:p text:style-name="P6">When measuring phenotypes, <text:span text:style-name="T4">or traits,</text:span> for ecological research many studies involve the mean phenotypic measurement, instead of a metric <text:span text:style-name="T4">of</text:span> the population, which <text:span text:style-name="T5">could </text:span>lead to a <text:span text:style-name="T5">reduction in the models ability to show the</text:span> actual behavior of the system. This <text:span text:style-name="T6">can overshadow the</text:span> dynamics <text:span text:style-name="T6">occuring in the population, and </text:span>generally results in figures only as linear models while the bulk of variance is ignored due to the nature of the model (Wetzel 2016 &amp; Coley 1988). This type of variance is pervasive through the literature, and in a paper by Karban (et al 1997) we see that the methodology at that times was to use mean plant values and <text:span text:style-name="T7">then to</text:span> just measure the response of the herbivore. <text:span text:style-name="T8">The ignoring of the imporantance of variance in trait models, and enviormental variance, in classical papers was the results of earlier investigators not realizing the importance of variation in the context of their models. However, over the last few decades there has been an awknowedgement of the importance of enviormental variation in ecological models, and variation has been implemented into these models at an increasing rate <text:s/>(Ruel and Ayres, 1999). </text:span>In order to <text:span text:style-name="T11">explicitly include the</text:span> variance into the analysis <text:span text:style-name="T11">using </text:span>a methodology termed Jensen’s inequality is used in order to include the variance of the measurements using secant line transformations. Th<text:span text:style-name="T9">e</text:span> <text:span text:style-name="T9">Jensen’s inequality</text:span> allow<text:span text:style-name="T9">s</text:span> for the graph to take on a convex (or concave) shape which allows for better analysis of the rates of the system. The application can be beneficial for understanding a complex interactions, such as those in Wetzel (2016), where the transformation using Jensen’s inequality show that the relationship between nutrient concentration in a plant species and its growth/survival is not a linear model but a concave one. <text:span text:style-name="T9">This</text:span> <text:span text:style-name="T9">indicates that there is not an initial rate of decay in the system, but a gradual tapering off until a certain nutrient concentration level is achieved which then causes the graph to take a sharp decline</text:span>. </text:p>
      <text:p text:style-name="P2"/>
      <text:p text:style-name="P7"><text:span text:style-name="T10">The use of variance when modeling ecological interactions by way of the Jensen’s inequality</text:span> <text:span text:style-name="T10">allows for previously linear models to be reinterpreted into </text:span>a multivariate <text:span text:style-name="T10">model</text:span> relies on the phenomena where a secant line lies above the parabola and intersects at two points -- which are the weighted means of the convex function. This allows the model to agree with the <text:span text:style-name="T11">variation seen in the </text:span>data, but also show<text:span text:style-name="T11">s</text:span> the actual behavior of the data set in <text:span text:style-name="T11">a manner more in line with the entire data set instead of just the means</text:span>. <text:span text:style-name="T11">It</text:span> also allows for inverse convex secant line graphs, and also is capable of transforming the function on the cartesian plane (see Wetzel 2016). These transformations of the graphs allow for more complex shapes such as an inverse ‘J’ shape showing a gradual decline with various changes in the rate. These, along with other transformations, allow researchers to model otherwise simple linear models into ones which vary in rate and intensity. The Jensen’s correction allows for more resolute and accurate representation of measured data than its counterpart, a linear model. This inclusion allows us to determine non-linear relationships between two variables allowing for the dissemination of complex interactions.</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Ultalization of the Jensen inequality is a useful tool when looking at population wide data of a species in response to a separate pressure. The power lies in its ability to be sensitive to changes in the variance, and to respond in an appropriate way which allows for more telling graphs. Using the inequality is not only useful when it comes to population data, but it inherently can help show (and record) the phenotypic variance within a population due to the heterogeneity. It can show the heterogeneity of the population through the variance in the in the measured attributes of the population giving more power to the Jensen’s inequality graph. An interesting application of this modeling techniques is used by Garibaldi et al (2011) where they used the Jensen’s inequality to show that pollen deposition and yield of agricultural produce follows a concave pattern. This application is further explored when they parse apart the the plants which require greater levels of pollination, in percentages, and have different levels of conspecific pollen present. The application of Jensen’s inequality in this circumstance is quite useful since it gives a better picture of what levels of pollinator dependence and levels of pollen needed for agricultural crops. This type of information is incredibly useful when it comes to planning and executing agricultural crop planting and what level of pollinators are required for the types of crops present. Another use of this model is to apply it in a similar fashion to herbivores and levels of  secondary metabolite levels in plants.</text:p>
      <text:p text:style-name="P2"/>
      <text:p text:style-name="P9"><text:span text:style-name="T1">Previous studies, such as Carmona et al (2006), attempted to perform a meta analysis on multiple different data sets to measure different plant traits with pest resistance. Within this analysis, they were perplexed to find no correlation between herbivore susceptibility and secondary metabolite levels. In their results they used standard metrics, without a Jensen’s inequality transformation, which led to correlation, but no sort of actual dynamics between plants traits and herbivores. However, Wetzel et al (2016) is a meta analysis of various papers regarding secondary metabolite levels and nutrient levels. The paper itself does not deal directly with agricultural pests, but instead is a large scale analysis using various studies in order to see if there is an overall average Jensen’s effect. What is found is that the typical trend for the species </text:span><text:span text:style-name="T2">Heliothis virescens</text:span><text:span text:style-name="T3"> </text:span><text:span text:style-name="T1">when exposed to defence chemicals is a mixed bag of results where we see positive/negative Jensen effects alongside null Jensen effects. While there is a lot of variation in the Jensen effects, the typical response is similar to a negative linear regression. When the species </text:span><text:span text:style-name="T2">Helicoverpa zea</text:span><text:span text:style-name="T3"> </text:span><text:span text:style-name="T1">is analyzed with respect to nutrient levels there is a negative Jensen effect across the spectrum. Both of these examples were previously found to be linear models, but when the Jensen inequality is applied we see that there is considerable variation and changes in the behavior of the species in response to differing levels of both defence chemicals and nutrient levels. Between these two papers there is an obvious bias towards the Wetzel et al (2016) paper which used the Jensen inequality in their meta analysis yielding very surprising and informative results which are indicative of the complex relationships between them. The use of the Jensen inequality is not just limited to use in herbivore interactions with plants but also has many different applications outside of this ecological interaction.</text:span></text:p>
      <text:p text:style-name="P2"/>
      <text:p text:style-name="P4">The application of the Jensen equality has not only been applied to herbivore system, but also to systems which include predator prey dynamics and resource acquisition in the case of photosynthesis in plants. In a review by Ruel and Ayres (1999) they investigate the use of the Jensen inequality through a predator prey dynamic by creating a graph which includes the prey mass and its energy potential for the predator. We see that the application of the Jensen inequality can yield positive/negative concavity alongside an instance where there is no concavity where the Jensen inequality is not applicable. It indicates that not only does the mass of the prey item has an impact on the predator, but also that there is variability even within the prey masses themselves where the energy gained is either lessen or increased depending on what predator is considered. These graphs themselves would also be very <text:soft-page-break/>useful when looking at population dynamics of predator prey relationships using Lokta-Voltera models where we see similar concavity and fluctuations in population size. A further implementation is its use in photosynthesis carbon assimilation where we see that the general curve of the assimilation follows a positive Jensen dynamic. This is in contrast to a paper which (Brix 1962) where the photosynthetic rates were recorded, but no real dynamic was seen in the data since they just plotted graphs using the data points with no real model in mind. If they were to have instead used the Jensen equation to model the lines in a correct manner it would not be surprising if their results were similar to those seen in Ruel and Ayres (1999) where there are obvious changes in the rate and curve of the traits.</text:p>
      <text:p text:style-name="P2"/>
      <text:p text:style-name="P4">The application of the Jensen inequality to ecological systems is an important improvement in ecological studies involving the recording of variable traits in population systems. Through the inequality investigators can model and explain how dynamic certain systems are; and provide us with novel findings showing a more resolute picture when we are comparing between species and also the environment. Due to the simple nature of the inequality we can also return to previous studies in the field and extract even more information from these dynamic systems. One such system which would be interesting to explore would be seeing the actual dynamics of pollinator frequency and inflorescences size which could be easily be used in previous research I conducted on plant floral traits and floral visitation (Peck et al in prep), or even a new project could explore the idea of infection rate of a plant disease and secondary metabolite levels.</text:p>
      <text:p text:style-name="P1"><text:line-break/><text:line-break/><text:line-break/><text:line-break/><text:line-break/><text:line-break/></text:p>
      <text:p text:style-name="P8">References</text:p>
      <text:p text:style-name="P10">Brix, Holger. "The effect of water stress on the rates of photosynthesis and respiration in tomato plants and loblolly pine seedlings." Physiologia Plantarum 15, no. 1 (1962): 10-20.</text:p>
      <text:p text:style-name="P10">Carmona, Diego, Marc J. Lajeunesse, and Marc TJ Johnson. "Plant traits that predict resistance to herbivores." Functional Ecology 25, no. 2 (2011): 358-367.</text:p>
      <text:p text:style-name="P10">Coley, P. D. "Effects of plant growth rate and leaf lifetime on the amount and type of anti-herbivore defense." Oecologia 74, no. 4 (1988): 531-536.</text:p>
      <text:p text:style-name="P10">Garibaldi, Lucas A., Marcelo A. Aizen, Alexandra M. Klein, Saul A. Cunningham, and Lawrence D. Harder. "Global growth and stability of agricultural yield decrease with pollinator dependence." Proceedings of the National Academy of Sciences 108, no. 14 (2011): 5909-5914.</text:p>
      <text:p text:style-name="P10">Karban, Richard, Anurag A. Agrawal, and Marc Mangel. "The benefits of induced defenses against herbivores." Ecology 78, no. 5 (1997): 1351-1355.</text:p>
      <text:p text:style-name="P10">Ruel, Jonathan J., and Matthew P. Ayres. "Jensen’s inequality predicts effects of environmental variation." Trends in Ecology &amp; Evolution 14, no. 9 (1999): 361-366.</text:p>
      <text:p text:style-name="P10">Wetzel, William C., Heather M. Kharouba, Moria Robinson, Marcel Holyoak, and Richard Karban. "Variability in plant nutrients reduces insect herbivore performance." Nature 539, no. 7629 (2016): 425.</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Rigby</meta:initial-creator>
    <meta:creation-date>2018-03-13T12:15:35.949949099</meta:creation-date>
    <dc:date>2018-03-13T14:52:25.393998391</dc:date>
    <dc:creator>Justin Rigby</dc:creator>
    <meta:editing-duration>PT42M25S</meta:editing-duration>
    <meta:editing-cycles>6</meta:editing-cycles>
    <meta:generator>LibreOffice/5.1.6.2$Linux_X86_64 LibreOffice_project/10m0$Build-2</meta:generator>
    <meta:document-statistic meta:table-count="0" meta:image-count="0" meta:object-count="0" meta:page-count="3" meta:paragraph-count="19" meta:word-count="1736" meta:character-count="10854" meta:non-whitespace-character-count="9125"/>
  </office:meta>
</office:document-meta>
</file>